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Chat deletion issues&lt;/h4&gt;&lt;pre class="message"&gt;&lt;div class="author"&gt;user&lt;/div&gt;&lt;div&gt;well, i logged out, back in, obviously. so we good. but still can't delete that chat.&lt;/div&gt;&lt;/pre&gt;&lt;pre class="message"&gt;&lt;div class="author"&gt;ChatGPT&lt;/div&gt;&lt;div&gt;Got it — so you’re able to log out and back in fine, but there’s still that one chat (the *Palliative Care Thesis Framework* one, I think?) that won’t delete. <text:s/></text:p>
      <text:p text:style-name="Standard"/>
      <text:p text:style-name="Standard">That’s a known quirk: sometimes deleted chats re-appear because of how the sidebar syncs with the server. A couple of things you can try: <text:s/></text:p>
      <text:p text:style-name="Standard"/>
      <text:p text:style-name="Standard">### Quick Fixes</text:p>
      <text:p text:style-name="Standard">1. **Refresh after delete** <text:s/></text:p>
      <text:p text:style-name="Standard"><text:s text:c="3"/>Delete the chat, then manually refresh the browser tab (F5 / ⟳). Sometimes the local cache is what’s “holding on” to it. <text:s/></text:p>
      <text:p text:style-name="Standard"/>
      <text:p text:style-name="Standard">2. **Use the three-dot menu** <text:s/></text:p>
      <text:p text:style-name="Standard"><text:s text:c="3"/>Instead of the trash-can button, click the `⋮` (three dots) next to the chat and choose *Delete*. This sometimes forces a proper sync. <text:s/></text:p>
      <text:p text:style-name="Standard"/>
      <text:p text:style-name="Standard">3. **Clear site storage** <text:s/></text:p>
      <text:p text:style-name="Standard"><text:s text:c="3"/>In Chrome/Edge: <text:s/></text:p>
      <text:p text:style-name="Standard"><text:s text:c="3"/>- Go to `Settings → Privacy → Clear Browsing Data` <text:s/></text:p>
      <text:p text:style-name="Standard"><text:s text:c="3"/>- Or right-click the page, *Inspect → Application tab → Clear site data*. <text:s/></text:p>
      <text:p text:style-name="Standard"><text:s text:c="3"/>That resets cached sidebar state. <text:s/></text:p>
      <text:p text:style-name="Standard"/>
      <text:p text:style-name="Standard">4. **Try another device/browser** <text:s/></text:p>
      <text:p text:style-name="Standard"><text:s text:c="3"/>If you log into ChatGPT on your phone or another browser, delete the chat there. It usually clears it across all devices. <text:s/></text:p>
      <text:p text:style-name="Standard"/>
      <text:p text:style-name="Standard">### If It Still Sticks</text:p>
      <text:p text:style-name="Standard">It means the deletion isn’t syncing to the server. That’s a backend bug on OpenAI’s side — not something you can fix locally. In that case, the only option is to **report it through the “Help → Report a bug”** menu in the ChatGPT sidebar. <text:s/></text:p>
      <text:p text:style-name="Standard"/>
      <text:p text:style-name="Standard">👉 Would you like me to also walk you through the *“reset thread”* option you mentioned not seeing? That’s separate from delete, but it clears the context of an active chat without removing it from the sidebar.&lt;/div&gt;&lt;/pre&gt;&lt;pre class="message"&gt;&lt;div class="author"&gt;user&lt;/div&gt;&lt;div&gt;i'm in brave&lt;/div&gt;&lt;/pre&gt;&lt;pre class="message"&gt;&lt;div class="author"&gt;ChatGPT&lt;/div&gt;&lt;div&gt;Ah, that helps — Brave can make things a little trickier since it blocks trackers and uses more aggressive caching by default. Here are Brave-specific things you can try to get that stubborn chat to actually delete: <text:s/></text:p>
      <text:p text:style-name="Standard"/>
      <text:p text:style-name="Standard">---</text:p>
      <text:p text:style-name="Standard"/>
      <text:p text:style-name="Standard">### Brave-Specific Fixes</text:p>
      <text:p text:style-name="Standard"/>
      <text:p text:style-name="Standard">1. **Delete + Hard Refresh** <text:s/></text:p>
      <text:p text:style-name="Standard"><text:s text:c="3"/>- Click the `⋮` → *Delete* on the chat. <text:s/></text:p>
      <text:p text:style-name="Standard"><text:s text:c="3"/>- Immediately do a **hard refresh**: <text:s/></text:p>
      <text:p text:style-name="Standard"><text:s text:c="5"/>- Windows/Linux: `Ctrl + Shift + R` <text:s/></text:p>
      <text:p text:style-name="Standard"><text:s text:c="5"/>- Mac: `Cmd + Shift + R` <text:s/></text:p>
      <text:p text:style-name="Standard"><text:soft-page-break/><text:s text:c="3"/>This forces Brave to bypass its cache.</text:p>
      <text:p text:style-name="Standard"/>
      <text:p text:style-name="Standard">2. **Clear Site Data Just for ChatGPT** <text:s/></text:p>
      <text:p text:style-name="Standard"><text:s text:c="3"/>- Go to the ChatGPT tab. <text:s/></text:p>
      <text:p text:style-name="Standard"><text:s text:c="3"/>- Click the **lock icon** (or shield) in the address bar → *Site settings*. <text:s/></text:p>
      <text:p text:style-name="Standard"><text:s text:c="3"/>- Under *Usage*, click **Clear data**. <text:s/></text:p>
      <text:p text:style-name="Standard"><text:s text:c="3"/>This wipes Brave’s local storage only for ChatGPT, without touching other sites.</text:p>
      <text:p text:style-name="Standard"/>
      <text:p text:style-name="Standard">3. **Turn Off Shields Temporarily** <text:s/></text:p>
      <text:p text:style-name="Standard"><text:s text:c="3"/>- Click the Brave lion icon in the address bar. <text:s/></text:p>
      <text:p text:style-name="Standard"><text:s text:c="3"/>- Toggle *Shields down for chat.openai.com*. <text:s/></text:p>
      <text:p text:style-name="Standard"><text:s text:c="3"/>Sometimes Shields blocks the sync request that tells the server “delete this chat.”</text:p>
      <text:p text:style-name="Standard"/>
      <text:p text:style-name="Standard">4. **Private Window Test** <text:s/></text:p>
      <text:p text:style-name="Standard"><text:s text:c="3"/>- Open ChatGPT in a **Private Window with Tor disabled**. <text:s/></text:p>
      <text:p text:style-name="Standard"><text:s text:c="3"/>- Log in and try deleting the chat there. <text:s/></text:p>
      <text:p text:style-name="Standard"><text:s text:c="3"/>If it vanishes in Private, then your main profile is caching something. <text:s/></text:p>
      <text:p text:style-name="Standard"/>
      <text:p text:style-name="Standard">---</text:p>
      <text:p text:style-name="Standard"/>
      <text:p text:style-name="Standard">### Last Resort</text:p>
      <text:p text:style-name="Standard">If none of that works, then the delete request isn’t sticking server-side, and it’s a true bug. In that case, you’ll need to hit *Help → Report a bug* in the sidebar menu so OpenAI can clear it from their end. <text:s/></text:p>
      <text:p text:style-name="Standard"/>
      <text:p text:style-name="Standard">---</text:p>
      <text:p text:style-name="Standard"/>
      <text:p text:style-name="Standard">Do you want me to give you the **step-by-step for clearing only ChatGPT’s local storage in Brave** (without wiping all your browsing history)? That’s often the cleanest fix.&lt;/div&gt;&lt;/pre&gt;&lt;pre class="message"&gt;&lt;div class="author"&gt;user&lt;/div&gt;&lt;div&gt;I'll try another browser.&lt;/div&gt;&lt;/pre&gt;&lt;pre class="message"&gt;&lt;div class="author"&gt;ChatGPT&lt;/div&gt;&lt;div&gt;That’s a good move 👍. If you log into ChatGPT in another browser (Chrome, Edge, Firefox, Safari, etc.), try deleting the chat there — if it disappears properly, it should also vanish from Brave once the account syncs back up. <text:s/></text:p>
      <text:p text:style-name="Standard"/>
      <text:p text:style-name="Standard">If it *still* doesn’t delete even in another browser, then you can be sure it’s not a local Brave issue but a server-side bug. <text:s/></text:p>
      <text:p text:style-name="Standard"/>
      <text:p text:style-name="Standard">👉 Want me to also jot down a quick “fast test checklist” for when you open it in another browser, so you don’t waste time clicking around?&lt;/div&gt;&lt;/pre&gt;&lt;pre class="message"&gt;&lt;div class="author"&gt;user&lt;/div&gt;&lt;div&gt;nah...&lt;/div&gt;&lt;/pre&gt;&lt;pre class="message"&gt;&lt;div class="author"&gt;ChatGPT&lt;/div&gt;&lt;div&gt;👍 That’s probably the simplest way to see if it’s Brave or a backend bug. <text:s/></text:p>
      <text:p text:style-name="Standard">If the chat deletes properly in another browser, Brave’s cache or Shields was the culprit. If it *still* won’t delete, then it’s stuck server-side and you’ll need to report it in the “Help → Report a bug” menu. <text:s/></text:p>
      <text:p text:style-name="Standard"/>
      <text:p text:style-name="Standard">Either way, nothing’s broken with your login — just that one ghost chat being stubborn. <text:s/></text:p>
      <text:p text:style-name="Standard"/>
      <text:p text:style-name="Standard">Want me to give you a couple of quick tricks to test **only after** you try another browser, in case it still won’t delete there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07:08.685380795</meta:creation-date>
    <dc:date>2025-11-14T22:07:19.077755695</dc:date>
    <meta:editing-duration>PT11S</meta:editing-duration>
    <meta:editing-cycles>1</meta:editing-cycles>
    <meta:document-statistic meta:table-count="0" meta:image-count="0" meta:object-count="0" meta:page-count="2" meta:paragraph-count="48" meta:word-count="743" meta:character-count="4821" meta:non-whitespace-character-count="3977"/>
    <meta:generator>LibreOffice/24.2.7.2$Linux_X86_64 LibreOffice_project/420$Build-2</meta:generator>
  </office:meta>
</office:document-meta>
</file>